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5.8229in" fo:margin-top="0in" fo:margin-bottom="0in" table:align="center" style:writing-mode="lr-tb"/>
    </style:style>
    <style:style style:name="Tabla1.A" style:family="table-column">
      <style:table-column-properties style:column-width="4.4896in"/>
    </style:style>
    <style:style style:name="Tabla1.B" style:family="table-column">
      <style:table-column-properties style:column-width="0.3542in"/>
    </style:style>
    <style:style style:name="Tabla1.C" style:family="table-column">
      <style:table-column-properties style:column-width="0.3125in"/>
    </style:style>
    <style:style style:name="Tabla1.1" style:family="table-row">
      <style:table-row-properties style:min-row-height="0.2333in" fo:keep-together="auto"/>
    </style:style>
    <style:style style:name="Tabla1.A1" style:family="table-cell">
      <style:table-cell-properties style:vertical-align="middle" fo:background-color="transparent" fo:padding-left="0.0486in" fo:padding-right="0.0486in" fo:padding-top="0in" fo:padding-bottom="0in" fo:border="none">
        <style:background-image/>
      </style:table-cell-properties>
    </style:style>
    <style:style style:name="Tabla1.B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a1.C1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a2" style:family="table">
      <style:table-properties style:width="2.1257in" fo:margin-top="0in" fo:margin-bottom="0in" table:align="center" style:writing-mode="lr-tb"/>
    </style:style>
    <style:style style:name="Tabla2.A" style:family="table-column">
      <style:table-column-properties style:column-width="0.1965in"/>
    </style:style>
    <style:style style:name="Tabla2.B" style:family="table-column">
      <style:table-column-properties style:column-width="0.2757in"/>
    </style:style>
    <style:style style:name="Tabla2.D" style:family="table-column">
      <style:table-column-properties style:column-width="0.2764in"/>
    </style:style>
    <style:style style:name="Tabla2.G" style:family="table-column">
      <style:table-column-properties style:column-width="0.275in"/>
    </style:style>
    <style:style style:name="Tabla2.1" style:family="table-row">
      <style:table-row-properties style:min-row-height="0.3083in" fo:keep-together="auto"/>
    </style:style>
    <style:style style:name="Tabla2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a2.B1" style:family="table-cell">
      <style:table-cell-properties style:vertical-align="middle" fo:background-color="transparent" fo:padding-left="0.0486in" fo:padding-right="0.0486in" fo:padding-top="0in" fo:padding-bottom="0in" fo:border-left="none" fo:border-right="none" fo:border-top="none" fo:border-bottom="0.5pt solid #000000">
        <style:background-image/>
      </style:table-cell-properties>
    </style:style>
    <style:style style:name="Tabla2.B2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a2.C2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none">
        <style:background-image/>
      </style:table-cell-properties>
    </style:style>
    <style:style style:name="Tabla2.G2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2.H2" style:family="table-cell">
      <style:table-cell-properties style:vertical-align="bottom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a2.B3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a2.G3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a2.H3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a2.B4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a3" style:family="table">
      <style:table-properties style:width="1.5007in" fo:margin-top="0in" fo:margin-bottom="0in" table:align="center" style:writing-mode="lr-tb"/>
    </style:style>
    <style:style style:name="Tabla3.A" style:family="table-column">
      <style:table-column-properties style:column-width="0.1618in"/>
    </style:style>
    <style:style style:name="Tabla3.B" style:family="table-column">
      <style:table-column-properties style:column-width="0.2007in"/>
    </style:style>
    <style:style style:name="Tabla3.C" style:family="table-column">
      <style:table-column-properties style:column-width="0.1799in"/>
    </style:style>
    <style:style style:name="Tabla3.D" style:family="table-column">
      <style:table-column-properties style:column-width="0.1917in"/>
    </style:style>
    <style:style style:name="Tabla3.E" style:family="table-column">
      <style:table-column-properties style:column-width="0.1896in"/>
    </style:style>
    <style:style style:name="Tabla3.F" style:family="table-column">
      <style:table-column-properties style:column-width="0.191in"/>
    </style:style>
    <style:style style:name="Tabla3.H" style:family="table-column">
      <style:table-column-properties style:column-width="0.1951in"/>
    </style:style>
    <style:style style:name="Tabla3.1" style:family="table-row">
      <style:table-row-properties style:min-row-height="0.1917in" fo:keep-together="auto"/>
    </style:style>
    <style:style style:name="Tabla3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a3.B1" style:family="table-cell">
      <style:table-cell-properties style:vertical-align="middle" fo:background-color="transparent" fo:padding-left="0.0486in" fo:padding-right="0.0486in" fo:padding-top="0in" fo:padding-bottom="0in" fo:border-left="none" fo:border-right="none" fo:border-top="none" fo:border-bottom="0.5pt solid #000000">
        <style:background-image/>
      </style:table-cell-properties>
    </style:style>
    <style:style style:name="Tabla3.2" style:family="table-row">
      <style:table-row-properties style:row-height="0.1931in" fo:keep-together="auto"/>
    </style:style>
    <style:style style:name="Tabla3.B2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a3.C2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a3.G2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3.H2" style:family="table-cell">
      <style:table-cell-properties style:vertical-align="bottom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a3.A3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none">
        <style:background-image/>
      </style:table-cell-properties>
    </style:style>
    <style:style style:name="Tabla3.B3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a3.H3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a4" style:family="table">
      <style:table-properties style:width="3.6563in" fo:margin-left="0in" fo:margin-top="0in" fo:margin-bottom="0in" table:align="left" style:writing-mode="lr-tb"/>
    </style:style>
    <style:style style:name="Tabla4.A" style:family="table-column">
      <style:table-column-properties style:column-width="0.3479in"/>
    </style:style>
    <style:style style:name="Tabla4.B" style:family="table-column">
      <style:table-column-properties style:column-width="0.2757in"/>
    </style:style>
    <style:style style:name="Tabla4.G" style:family="table-column">
      <style:table-column-properties style:column-width="0.2007in"/>
    </style:style>
    <style:style style:name="Tabla4.H" style:family="table-column">
      <style:table-column-properties style:column-width="0.3507in"/>
    </style:style>
    <style:style style:name="Tabla4.1" style:family="table-row">
      <style:table-row-properties style:min-row-height="0.2333in" fo:keep-together="auto"/>
    </style:style>
    <style:style style:name="Tabla4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a4.I3" style:family="table-cell">
      <style:table-cell-properties style:vertical-align="middle" fo:background-color="transparent" fo:padding-left="0.0486in" fo:padding-right="0.0486in" fo:padding-top="0in" fo:padding-bottom="0in" fo:border-left="none" fo:border-right="none" fo:border-top="none" fo:border-bottom="0.5pt solid #000000">
        <style:background-image/>
      </style:table-cell-properties>
    </style:style>
    <style:style style:name="Tabla4.A4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none" fo:border-bottom="none">
        <style:background-image/>
      </style:table-cell-properties>
    </style:style>
    <style:style style:name="Tabla4.B4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4.F4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a4.B5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a4.F5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a4.H10" style:family="table-cell">
      <style:table-cell-properties style:vertical-align="middle" fo:background-color="transparent" fo:padding-left="0.0486in" fo:padding-right="0.0486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2pt" fo:language="es" fo:country="ES" fo:font-weight="bold" style:font-size-asian="22pt" style:font-weight-asian="bold" style:font-size-complex="22pt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fo:language="es" fo:country="ES" officeooo:rsid="000c7cd2" officeooo:paragraph-rsid="000c7cd2" style:font-name-asian="Times New Roman1" style:language-asian="it" style:country-asian="IT" style:font-name-complex="Arial1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Arial" fo:font-size="24pt" fo:language="es" fo:country="ES" officeooo:paragraph-rsid="000c7cd2" style:font-name-asian="Times New Roman1" style:font-size-asian="24pt" style:language-asian="it" style:country-asian="IT" style:font-name-complex="Arial1" style:font-size-complex="24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Arial" fo:font-size="24pt" fo:language="es" fo:country="ES" officeooo:paragraph-rsid="0009c8e2" style:font-name-asian="Times New Roman1" style:font-size-asian="24pt" style:language-asian="it" style:country-asian="IT" style:font-name-complex="Arial1" style:font-size-complex="24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Arial" fo:font-size="24pt" fo:language="es" fo:country="ES" style:font-name-asian="Times New Roman1" style:font-size-asian="24pt" style:language-asian="it" style:country-asian="IT" style:font-name-complex="Arial1" style:font-size-complex="24pt"/>
    </style:style>
    <style:style style:name="P7" style:family="paragraph" style:parent-style-name="Standard">
      <style:paragraph-properties fo:text-align="center" style:justify-single-word="false"/>
      <style:text-properties fo:language="es" fo:country="ES" fo:font-weight="bold" style:font-weight-asian="bold"/>
    </style:style>
    <style:style style:name="P8" style:family="paragraph" style:parent-style-name="Standard">
      <style:paragraph-properties fo:margin-left="0in" fo:margin-right="0.2756in" fo:margin-top="0in" fo:margin-bottom="0in" style:contextual-spacing="false" fo:line-height="100%" fo:text-align="start" style:justify-single-word="false" fo:orphans="0" fo:widows="0" fo:hyphenation-ladder-count="no-limit" fo:hyphenation-keep="auto" loext:hyphenation-keep-type="column" fo:text-indent="0in" style:auto-text-indent="false" style:writing-mode="lr-tb"/>
      <style:text-properties style:font-name="Times New Roman" fo:font-size="11pt" fo:language="es" fo:country="ES" style:font-name-asian="Times New Roman1" style:font-size-asian="11pt" style:language-asian="it" style:country-asian="IT" style:font-name-complex="Times New Roman1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size="11pt" fo:language="es" fo:country="ES" style:font-size-asian="11pt" style:font-size-complex="11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2pt" fo:language="es" fo:country="ES" style:font-name-asian="Times New Roman1" style:font-size-asian="12pt" style:language-asian="it" style:country-asian="IT" style:font-name-complex="Arial1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Arial" fo:font-size="14pt" fo:language="es" fo:country="ES" style:font-name-asian="Times New Roman1" style:font-size-asian="14pt" style:language-asian="it" style:country-asian="IT" style:font-name-complex="Arial1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0" fo:widows="0"/>
      <style:text-properties fo:color="#000000" loext:opacity="100%" fo:font-size="12pt" fo:language="es" fo:country="ES" style:font-name-asian="Times New Roman1" style:font-size-asian="12pt" style:language-asian="it" style:country-asian="IT" style:font-name-complex="Arial1" style:font-size-complex="12pt"/>
    </style:style>
    <style:style style:name="P13" style:family="paragraph" style:parent-style-name="Standard">
      <style:paragraph-properties fo:text-align="center" style:justify-single-word="false"/>
      <style:text-properties fo:language="es" fo:country="ES" fo:font-weight="bold" officeooo:paragraph-rsid="0009f4ee" style:font-weight-asian="bold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2pt" fo:language="es" fo:country="ES" style:font-name-asian="Times New Roman1" style:font-size-asian="12pt" style:language-asian="it" style:country-asian="IT" style:font-name-complex="Times New Roman1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size="8pt" fo:language="es" fo:country="ES" style:font-size-asian="8pt" style:font-size-complex="8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0pt" fo:language="es" fo:country="ES" style:font-name-asian="Times New Roman1" style:font-size-asian="10pt" style:language-asian="it" style:country-asian="IT" style:font-name-complex="Arial1" style:font-size-complex="10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fo:font-size="12pt" fo:language="es" fo:country="ES" officeooo:rsid="0010662f" officeooo:paragraph-rsid="0010662f" style:font-name-asian="Times New Roman1" style:font-size-asian="12pt" style:language-asian="it" style:country-asian="IT" style:font-name-complex="Arial1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fo:font-size="12pt" fo:language="es" fo:country="ES" style:font-name-asian="Times New Roman1" style:font-size-asian="12pt" style:language-asian="it" style:country-asian="IT" style:font-name-complex="Arial1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fo:font-size="10pt" fo:language="es" fo:country="ES" style:font-name-asian="Times New Roman1" style:font-size-asian="10pt" style:language-asian="it" style:country-asian="IT" style:font-name-complex="Arial1" style:font-size-complex="10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Arial" fo:font-size="12pt" fo:language="es" fo:country="ES" officeooo:paragraph-rsid="0010662f" style:font-name-asian="Times New Roman1" style:font-size-asian="12pt" style:language-asian="it" style:country-asian="IT" style:font-name-complex="Arial1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Arial" fo:font-size="12pt" fo:language="es" fo:country="ES" style:font-name-asian="Times New Roman1" style:font-size-asian="12pt" style:language-asian="it" style:country-asian="IT" style:font-name-complex="Arial1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fo:language="es" fo:country="ES" style:font-name-asian="Times New Roman1" style:font-size-asian="10pt" style:language-asian="it" style:country-asian="IT" style:font-name-complex="Times New Roman1" style:font-size-complex="10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fo:font-size="12pt" fo:language="es" fo:country="ES" fo:font-weight="bold" officeooo:paragraph-rsid="000b7450" style:font-name-asian="Times New Roman1" style:font-size-asian="12pt" style:language-asian="it" style:country-asian="IT" style:font-weight-asian="bold" style:font-name-complex="Arial1" style:font-size-complex="12pt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fo:font-size="14pt" fo:language="es" fo:country="ES" style:font-name-asian="Times New Roman1" style:font-size-asian="14pt" style:language-asian="it" style:country-asian="IT" style:font-name-complex="Arial1" style:font-size-complex="14pt"/>
    </style:style>
    <style:style style:name="P25" style:family="paragraph" style:parent-style-name="Standard">
      <style:paragraph-properties fo:margin-top="0in" fo:margin-bottom="0in" style:contextual-spacing="false" fo:line-height="100%" fo:text-align="end" style:justify-single-word="false" fo:orphans="0" fo:widows="0"/>
      <style:text-properties fo:color="#000000" loext:opacity="100%" fo:font-size="14pt" fo:language="es" fo:country="ES" style:font-name-asian="Times New Roman1" style:font-size-asian="14pt" style:language-asian="it" style:country-asian="IT" style:font-name-complex="Arial1" style:font-size-complex="14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Arial" fo:font-size="18pt" fo:language="es" fo:country="ES" style:font-name-asian="Times New Roman1" style:font-size-asian="18pt" style:language-asian="it" style:country-asian="IT" style:font-name-complex="Arial1" style:font-size-complex="18pt"/>
    </style:style>
    <style:style style:name="P27" style:family="paragraph" style:parent-style-name="Standard">
      <style:paragraph-properties fo:margin-top="0in" fo:margin-bottom="0in" style:contextual-spacing="false" fo:line-height="100%" fo:text-align="end" style:justify-single-word="false" fo:orphans="0" fo:widows="0"/>
      <style:text-properties fo:color="#000000" loext:opacity="100%" style:font-name="Calibri" fo:font-size="14pt" fo:language="es" fo:country="ES" style:font-name-asian="Times New Roman1" style:font-size-asian="14pt" style:language-asian="it" style:country-asian="IT" style:font-name-complex="Arial1" style:font-size-complex="14pt"/>
    </style:style>
    <style:style style:name="P28" style:family="paragraph" style:parent-style-name="Standard">
      <style:paragraph-properties fo:text-align="justify" style:justify-single-word="false"/>
      <style:text-properties fo:language="es" fo:country="ES"/>
    </style:style>
    <style:style style:name="P29" style:family="paragraph" style:parent-style-name="Standard">
      <style:paragraph-properties fo:margin-top="0in" fo:margin-bottom="0.111in" style:contextual-spacing="false" fo:text-align="justify" style:justify-single-word="false"/>
      <style:text-properties fo:language="es" fo:country="ES" officeooo:paragraph-rsid="0009f4ee"/>
    </style:style>
    <style:style style:name="P30" style:family="paragraph" style:parent-style-name="Standard">
      <style:paragraph-properties fo:margin-top="0in" fo:margin-bottom="0.111in" style:contextual-spacing="false" fo:text-align="justify" style:justify-single-word="false"/>
      <style:text-properties style:use-window-font-color="true" loext:opacity="0%" fo:font-size="11pt" fo:language="es" fo:country="ES" fo:font-weight="normal" officeooo:rsid="0009f4ee" officeooo:paragraph-rsid="0009f4ee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" style:family="text">
      <style:text-properties fo:color="#000000" loext:opacity="100%" style:font-name-asian="Times New Roman1" style:language-asian="it" style:country-asian="IT" style:font-name-complex="Arial1"/>
    </style:style>
    <style:style style:name="T2" style:family="text">
      <style:text-properties fo:color="#000000" loext:opacity="100%" style:letter-kerning="false" style:font-name-asian="Times New Roman1" style:language-asian="it" style:country-asian="IT" style:font-name-complex="Arial1" style:language-complex="ar" style:country-complex="SA"/>
    </style:style>
    <style:style style:name="T3" style:family="text">
      <style:text-properties fo:color="#000000" loext:opacity="100%" officeooo:rsid="0010662f" style:letter-kerning="false" style:font-name-asian="Times New Roman1" style:language-asian="it" style:country-asian="IT" style:font-name-complex="Arial1" style:language-complex="ar" style:country-complex="SA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style:use-window-font-color="true" loext:opacity="0%" fo:font-size="11pt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use-window-font-color="true" loext:opacity="0%" fo:font-size="11pt" fo:font-weight="normal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8" style:family="text">
      <style:text-properties style:use-window-font-color="true" loext:opacity="0%" fo:font-size="11pt" style:text-underline-style="solid" style:text-underline-width="auto" style:text-underline-color="font-color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2">
          <style:column style:rel-width="27465*" fo:start-indent="0in" fo:end-indent="0.2457in"/>
          <style:column style:rel-width="38070*" fo:start-indent="0.2457in" fo:end-indent="0in"/>
        </style:columns>
      </style:section-properties>
    </style:style>
    <style:style style:name="gr1" style:family="graphic">
      <style:graphic-properties draw:stroke="solid" svg:stroke-width="0.0835in" svg:stroke-color="#000000" draw:stroke-linejoin="miter" svg:stroke-linecap="butt" draw:fill="solid" draw:fill-color="#ffffff" draw:textarea-vertical-align="top" draw:auto-grow-height="false" fo:min-height="0.1799in" fo:min-width="0.0811in" fo:padding-top="0.0492in" fo:padding-bottom="0.0492in" fo:padding-left="0.0984in" fo:padding-right="0.0984in" fo:wrap-option="wrap" loext:decorative="false" fo:margin-left="0.0417in" fo:margin-right="0.0425in" fo:margin-top="0.0417in" fo:margin-bottom="0.0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835in" svg:stroke-color="#000000" draw:stroke-linejoin="miter" svg:stroke-linecap="butt" draw:fill="solid" draw:fill-color="#ffffff" draw:textarea-vertical-align="top" draw:auto-grow-height="false" fo:min-height="0.1791in" fo:min-width="0.0807in" fo:padding-top="0.0492in" fo:padding-bottom="0.0492in" fo:padding-left="0.0984in" fo:padding-right="0.0984in" fo:wrap-option="wrap" loext:decorative="false" fo:margin-left="0.0417in" fo:margin-right="0.0425in" fo:margin-top="0.0425in" fo:margin-bottom="0.0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835in" svg:stroke-color="#000000" draw:stroke-linejoin="miter" svg:stroke-linecap="butt" draw:fill="solid" draw:fill-color="#ffffff" draw:textarea-vertical-align="top" draw:auto-grow-height="false" fo:min-height="0.2028in" fo:min-width="0.1043in" fo:padding-top="0.0492in" fo:padding-bottom="0.0492in" fo:padding-left="0.0984in" fo:padding-right="0.0984in" fo:wrap-option="wrap" loext:decorative="false" fo:margin-left="0.0417in" fo:margin-right="0.0425in" fo:margin-top="0.0417in" fo:margin-bottom="0.0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char" draw:z-index="0" draw:name="Ovale 1" draw:style-name="gr1" draw:text-style-name="P2" svg:width="0.3941in" svg:height="0.3941in" svg:x="-0.411in" svg:y="-0.389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name="Ovale 3" draw:style-name="gr2" draw:text-style-name="P2" svg:width="0.3933in" svg:height="0.3933in" svg:x="6.9209in" svg:y="-0.4028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Hoja de respuesta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Rellenar el cuadro de la derecha con el código de su exámen</text:p>
          </table:table-cell>
          <table:table-cell table:style-name="Tabla1.B1" office:value-type="string">
            <text:p text:style-name="P4">○</text:p>
          </table:table-cell>
          <table:table-cell table:style-name="Tabla1.C1" office:value-type="string">
            <text:p text:style-name="P5">○</text:p>
          </table:table-cell>
          <table:table-cell table:style-name="Tabla1.C1" office:value-type="string">
            <text:p text:style-name="P6">○</text:p>
          </table:table-cell>
          <table:table-cell table:style-name="Tabla1.C1" office:value-type="string">
            <text:p text:style-name="P6">○</text:p>
          </table:table-cell>
        </table:table-row>
      </table:table>
      <text:section text:style-name="Sect1" text:name="TextSection">
        <text:p text:style-name="P7"/>
      </text:section>
      <text:section text:style-name="Sect2" text:name="Sección1">
        <table:table table:name="Tabla2" table:style-name="Tabla2">
          <table:table-column table:style-name="Tabla2.A"/>
          <table:table-column table:style-name="Tabla2.B" table:number-columns-repeated="2"/>
          <table:table-column table:style-name="Tabla2.D"/>
          <table:table-column table:style-name="Tabla2.B" table:number-columns-repeated="2"/>
          <table:table-column table:style-name="Tabla2.G" table:number-columns-repeated="2"/>
          <table:table-row table:style-name="Tabla2.1">
            <table:table-cell table:style-name="Tabla2.A1" office:value-type="string">
              <text:p text:style-name="P8"/>
            </table:table-cell>
            <table:table-cell table:style-name="Tabla2.B1" table:number-columns-spanned="7" office:value-type="string">
              <text:p text:style-name="P9"><text:span text:style-name="T1">C</text:span><text:span text:style-name="T2">ódigo estudiantil </text:span><text:span text:style-name="T3">sin A0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.1">
            <table:table-cell table:style-name="Tabla2.A1" office:value-type="string">
              <text:p text:style-name="P10"/>
            </table:table-cell>
            <table:table-cell table:style-name="Tabla2.B2" office:value-type="string">
              <text:p text:style-name="P11"/>
            </table:table-cell>
            <table:table-cell table:style-name="Tabla2.C2" office:value-type="string">
              <text:p text:style-name="P11"/>
            </table:table-cell>
            <table:table-cell table:style-name="Tabla2.C2" office:value-type="string">
              <text:p text:style-name="P11"/>
            </table:table-cell>
            <table:table-cell table:style-name="Tabla2.C2" office:value-type="string">
              <text:p text:style-name="P11"/>
            </table:table-cell>
            <table:table-cell table:style-name="Tabla2.C2" office:value-type="string">
              <text:p text:style-name="P11"/>
            </table:table-cell>
            <table:table-cell table:style-name="Tabla2.G2" office:value-type="string">
              <text:p text:style-name="P11"/>
            </table:table-cell>
            <table:table-cell table:style-name="Tabla2.H2" office:value-type="string">
              <text:p text:style-name="P11"/>
            </table:table-cell>
          </table:table-row>
          <table:table-row table:style-name="Tabla2.1">
            <table:table-cell table:style-name="Tabla2.C2" office:value-type="string">
              <text:p text:style-name="P12">0</text:p>
            </table:table-cell>
            <table:table-cell table:style-name="Tabla2.B3" office:value-type="string">
              <text:p text:style-name="P6">○</text:p>
            </table:table-cell>
            <table:table-cell table:style-name="Tabla2.B3" office:value-type="string">
              <text:p text:style-name="P6">○</text:p>
            </table:table-cell>
            <table:table-cell table:style-name="Tabla2.B3" office:value-type="string">
              <text:p text:style-name="P6">○</text:p>
            </table:table-cell>
            <table:table-cell table:style-name="Tabla2.B3" office:value-type="string">
              <text:p text:style-name="P6">○</text:p>
            </table:table-cell>
            <table:table-cell table:style-name="Tabla2.B3" office:value-type="string">
              <text:p text:style-name="P6">○</text:p>
            </table:table-cell>
            <table:table-cell table:style-name="Tabla2.G3" office:value-type="string">
              <text:p text:style-name="P6">○</text:p>
            </table:table-cell>
            <table:table-cell table:style-name="Tabla2.H3" office:value-type="string">
              <text:p text:style-name="P6">○</text:p>
            </table:table-cell>
          </table:table-row>
          <table:table-row table:style-name="Tabla2.1">
            <table:table-cell table:style-name="Tabla2.C2" office:value-type="string">
              <text:p text:style-name="P12">1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G3" office:value-type="string">
              <text:p text:style-name="P6">○</text:p>
            </table:table-cell>
            <table:table-cell table:style-name="Tabla2.H3" office:value-type="string">
              <text:p text:style-name="P6">○</text:p>
            </table:table-cell>
          </table:table-row>
          <table:table-row table:style-name="Tabla2.1">
            <table:table-cell table:style-name="Tabla2.C2" office:value-type="string">
              <text:p text:style-name="P12">2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G3" office:value-type="string">
              <text:p text:style-name="P6">○</text:p>
            </table:table-cell>
            <table:table-cell table:style-name="Tabla2.H3" office:value-type="string">
              <text:p text:style-name="P6">○</text:p>
            </table:table-cell>
          </table:table-row>
          <table:table-row table:style-name="Tabla2.1">
            <table:table-cell table:style-name="Tabla2.C2" office:value-type="string">
              <text:p text:style-name="P12">3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G3" office:value-type="string">
              <text:p text:style-name="P6">○</text:p>
            </table:table-cell>
            <table:table-cell table:style-name="Tabla2.H3" office:value-type="string">
              <text:p text:style-name="P6">○</text:p>
            </table:table-cell>
          </table:table-row>
          <table:table-row table:style-name="Tabla2.1">
            <table:table-cell table:style-name="Tabla2.C2" office:value-type="string">
              <text:p text:style-name="P12">4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G3" office:value-type="string">
              <text:p text:style-name="P6">○</text:p>
            </table:table-cell>
            <table:table-cell table:style-name="Tabla2.H3" office:value-type="string">
              <text:p text:style-name="P6">○</text:p>
            </table:table-cell>
          </table:table-row>
          <table:table-row table:style-name="Tabla2.1">
            <table:table-cell table:style-name="Tabla2.C2" office:value-type="string">
              <text:p text:style-name="P12">5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G3" office:value-type="string">
              <text:p text:style-name="P6">○</text:p>
            </table:table-cell>
            <table:table-cell table:style-name="Tabla2.H3" office:value-type="string">
              <text:p text:style-name="P6">○</text:p>
            </table:table-cell>
          </table:table-row>
          <table:table-row table:style-name="Tabla2.1">
            <table:table-cell table:style-name="Tabla2.C2" office:value-type="string">
              <text:p text:style-name="P12">6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G3" office:value-type="string">
              <text:p text:style-name="P6">○</text:p>
            </table:table-cell>
            <table:table-cell table:style-name="Tabla2.H3" office:value-type="string">
              <text:p text:style-name="P6">○</text:p>
            </table:table-cell>
          </table:table-row>
          <table:table-row table:style-name="Tabla2.1">
            <table:table-cell table:style-name="Tabla2.C2" office:value-type="string">
              <text:p text:style-name="P12">7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G3" office:value-type="string">
              <text:p text:style-name="P6">○</text:p>
            </table:table-cell>
            <table:table-cell table:style-name="Tabla2.H3" office:value-type="string">
              <text:p text:style-name="P6">○</text:p>
            </table:table-cell>
          </table:table-row>
          <table:table-row table:style-name="Tabla2.1">
            <table:table-cell table:style-name="Tabla2.C2" office:value-type="string">
              <text:p text:style-name="P12">8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G3" office:value-type="string">
              <text:p text:style-name="P6">○</text:p>
            </table:table-cell>
            <table:table-cell table:style-name="Tabla2.H3" office:value-type="string">
              <text:p text:style-name="P6">○</text:p>
            </table:table-cell>
          </table:table-row>
          <table:table-row table:style-name="Tabla2.1">
            <table:table-cell table:style-name="Tabla2.C2" office:value-type="string">
              <text:p text:style-name="P12">9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G3" office:value-type="string">
              <text:p text:style-name="P6">○</text:p>
            </table:table-cell>
            <table:table-cell table:style-name="Tabla2.H3" office:value-type="string">
              <text:p text:style-name="P6">○</text:p>
            </table:table-cell>
          </table:table-row>
        </table:table>
        <text:p text:style-name="P13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 table:number-columns-repeated="2"/>
          <table:table-column table:style-name="Tabla3.H"/>
          <table:table-row table:style-name="Tabla3.1">
            <table:table-cell table:style-name="Tabla3.A1" office:value-type="string">
              <text:p text:style-name="P14"/>
            </table:table-cell>
            <table:table-cell table:style-name="Tabla3.B1" table:number-columns-spanned="7" office:value-type="string">
              <text:p text:style-name="P15"><text:span text:style-name="T1">Ejemplo c</text:span><text:span text:style-name="T2">ódigo</text:span><text:span text:style-name="T3"> sin A0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.2">
            <table:table-cell table:style-name="Tabla3.A1" office:value-type="string">
              <text:p text:style-name="P16"/>
            </table:table-cell>
            <table:table-cell table:style-name="Tabla3.B2" office:value-type="string">
              <text:p text:style-name="P17">0</text:p>
            </table:table-cell>
            <table:table-cell table:style-name="Tabla3.C2" office:value-type="string">
              <text:p text:style-name="P17">3</text:p>
            </table:table-cell>
            <table:table-cell table:style-name="Tabla3.C2" office:value-type="string">
              <text:p text:style-name="P17">1</text:p>
            </table:table-cell>
            <table:table-cell table:style-name="Tabla3.C2" office:value-type="string">
              <text:p text:style-name="P17">5</text:p>
            </table:table-cell>
            <table:table-cell table:style-name="Tabla3.C2" office:value-type="string">
              <text:p text:style-name="P17">3</text:p>
            </table:table-cell>
            <table:table-cell table:style-name="Tabla3.G2" office:value-type="string">
              <text:p text:style-name="P17">4</text:p>
            </table:table-cell>
            <table:table-cell table:style-name="Tabla3.H2" office:value-type="string">
              <text:p text:style-name="P18">0</text:p>
            </table:table-cell>
          </table:table-row>
          <table:table-row table:style-name="Tabla3.2">
            <table:table-cell table:style-name="Tabla3.A3" office:value-type="string">
              <text:p text:style-name="P19">0</text:p>
            </table:table-cell>
            <table:table-cell table:style-name="Tabla3.B3" office:value-type="string">
              <text:p text:style-name="P20">●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G3" office:value-type="string">
              <text:p text:style-name="P21">○</text:p>
            </table:table-cell>
            <table:table-cell table:style-name="Tabla3.H3" office:value-type="string">
              <text:p text:style-name="P21">●</text:p>
            </table:table-cell>
          </table:table-row>
          <table:table-row table:style-name="Tabla3.2">
            <table:table-cell table:style-name="Tabla3.A3" office:value-type="string">
              <text:p text:style-name="P19">1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0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G3" office:value-type="string">
              <text:p text:style-name="P21">○</text:p>
            </table:table-cell>
            <table:table-cell table:style-name="Tabla3.H3" office:value-type="string">
              <text:p text:style-name="P21">○</text:p>
            </table:table-cell>
          </table:table-row>
          <table:table-row table:style-name="Tabla3.2">
            <table:table-cell table:style-name="Tabla3.A3" office:value-type="string">
              <text:p text:style-name="P19">2</text:p>
            </table:table-cell>
            <table:table-cell table:style-name="Tabla3.B3" office:value-type="string">
              <text:p text:style-name="P20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G3" office:value-type="string">
              <text:p text:style-name="P21">○</text:p>
            </table:table-cell>
            <table:table-cell table:style-name="Tabla3.H3" office:value-type="string">
              <text:p text:style-name="P21">○</text:p>
            </table:table-cell>
          </table:table-row>
          <table:table-row table:style-name="Tabla3.2">
            <table:table-cell table:style-name="Tabla3.A3" office:value-type="string">
              <text:p text:style-name="P19">3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0">●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●</text:p>
            </table:table-cell>
            <table:table-cell table:style-name="Tabla3.G3" office:value-type="string">
              <text:p text:style-name="P21">○</text:p>
            </table:table-cell>
            <table:table-cell table:style-name="Tabla3.H3" office:value-type="string">
              <text:p text:style-name="P21">○</text:p>
            </table:table-cell>
          </table:table-row>
          <table:table-row table:style-name="Tabla3.2">
            <table:table-cell table:style-name="Tabla3.A3" office:value-type="string">
              <text:p text:style-name="P19">4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G3" office:value-type="string">
              <text:p text:style-name="P20">●</text:p>
            </table:table-cell>
            <table:table-cell table:style-name="Tabla3.H3" office:value-type="string">
              <text:p text:style-name="P21">○</text:p>
            </table:table-cell>
          </table:table-row>
          <table:table-row table:style-name="Tabla3.2">
            <table:table-cell table:style-name="Tabla3.A3" office:value-type="string">
              <text:p text:style-name="P19">5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●</text:p>
            </table:table-cell>
            <table:table-cell table:style-name="Tabla3.B3" office:value-type="string">
              <text:p text:style-name="P21">○</text:p>
            </table:table-cell>
            <table:table-cell table:style-name="Tabla3.G3" office:value-type="string">
              <text:p text:style-name="P21">○</text:p>
            </table:table-cell>
            <table:table-cell table:style-name="Tabla3.H3" office:value-type="string">
              <text:p text:style-name="P21">○</text:p>
            </table:table-cell>
          </table:table-row>
          <table:table-row table:style-name="Tabla3.2">
            <table:table-cell table:style-name="Tabla3.A3" office:value-type="string">
              <text:p text:style-name="P19">6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0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G3" office:value-type="string">
              <text:p text:style-name="P21">○</text:p>
            </table:table-cell>
            <table:table-cell table:style-name="Tabla3.H3" office:value-type="string">
              <text:p text:style-name="P21">○</text:p>
            </table:table-cell>
          </table:table-row>
          <table:table-row table:style-name="Tabla3.2">
            <table:table-cell table:style-name="Tabla3.A3" office:value-type="string">
              <text:p text:style-name="P19">7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G3" office:value-type="string">
              <text:p text:style-name="P21">○</text:p>
            </table:table-cell>
            <table:table-cell table:style-name="Tabla3.H3" office:value-type="string">
              <text:p text:style-name="P21">○</text:p>
            </table:table-cell>
          </table:table-row>
          <table:table-row table:style-name="Tabla3.2">
            <table:table-cell table:style-name="Tabla3.A3" office:value-type="string">
              <text:p text:style-name="P19">8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G3" office:value-type="string">
              <text:p text:style-name="P21">●</text:p>
            </table:table-cell>
            <table:table-cell table:style-name="Tabla3.H3" office:value-type="string">
              <text:p text:style-name="P21">○</text:p>
            </table:table-cell>
          </table:table-row>
          <table:table-row table:style-name="Tabla3.2">
            <table:table-cell table:style-name="Tabla3.A3" office:value-type="string">
              <text:p text:style-name="P19">9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B3" office:value-type="string">
              <text:p text:style-name="P21">○</text:p>
            </table:table-cell>
            <table:table-cell table:style-name="Tabla3.G3" office:value-type="string">
              <text:p text:style-name="P21">○</text:p>
            </table:table-cell>
            <table:table-cell table:style-name="Tabla3.H3" office:value-type="string">
              <text:p text:style-name="P20">○</text:p>
            </table:table-cell>
          </table:table-row>
        </table:table>
        <table:table table:name="Tabla4" table:style-name="Tabla4">
          <table:table-column table:style-name="Tabla4.A"/>
          <table:table-column table:style-name="Tabla4.B" table:number-columns-repeated="5"/>
          <table:table-column table:style-name="Tabla4.G"/>
          <table:table-column table:style-name="Tabla4.H"/>
          <table:table-column table:style-name="Tabla4.B" table:number-columns-repeated="5"/>
          <table:table-row table:style-name="Tabla4.1">
            <table:table-cell table:style-name="Tabla4.A1" office:value-type="string">
              <text:p text:style-name="P22"/>
            </table:table-cell>
            <table:table-cell table:style-name="Tabla4.A1" table:number-columns-spanned="12" office:value-type="string">
              <text:p text:style-name="P23"/>
              <text:p text:style-name="P23"/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4.1">
            <table:table-cell table:style-name="Tabla4.A1" office:value-type="string">
              <text:p text:style-name="P22"/>
            </table:table-cell>
            <table:table-cell table:style-name="Tabla4.A1" table:number-columns-spanned="12" office:value-type="string">
              <text:p text:style-name="P23">Respuesta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4.1">
            <table:table-cell table:style-name="Tabla4.A1" office:value-type="string">
              <text:p text:style-name="P22"/>
            </table:table-cell>
            <table:table-cell table:style-name="Tabla4.A1" office:value-type="string">
              <text:p text:style-name="P22"/>
            </table:table-cell>
            <table:table-cell table:style-name="Tabla4.A1" office:value-type="string">
              <text:p text:style-name="P22"/>
            </table:table-cell>
            <table:table-cell table:style-name="Tabla4.A1" office:value-type="string">
              <text:p text:style-name="P22"/>
            </table:table-cell>
            <table:table-cell table:style-name="Tabla4.A1" office:value-type="string">
              <text:p text:style-name="P22"/>
            </table:table-cell>
            <table:table-cell table:style-name="Tabla4.A1" office:value-type="string">
              <text:p text:style-name="P22"/>
            </table:table-cell>
            <table:table-cell table:style-name="Tabla4.A1" office:value-type="string">
              <text:p text:style-name="P22"/>
            </table:table-cell>
            <table:table-cell table:style-name="Tabla4.A1" office:value-type="string">
              <text:p text:style-name="P22"/>
            </table:table-cell>
            <table:table-cell table:style-name="Tabla4.I3" table:number-columns-spanned="4" office:value-type="string">
              <text:p text:style-name="P10"/>
            </table:table-cell>
            <table:covered-table-cell/>
            <table:covered-table-cell/>
            <table:covered-table-cell/>
            <table:table-cell table:style-name="Tabla4.I3" office:value-type="string">
              <text:p text:style-name="P10"/>
            </table:table-cell>
          </table:table-row>
          <table:table-row table:style-name="Tabla4.1">
            <table:table-cell table:style-name="Tabla4.A4" office:value-type="string">
              <text:p text:style-name="P24"> </text:p>
            </table:table-cell>
            <table:table-cell table:style-name="Tabla4.B4" office:value-type="string">
              <text:p text:style-name="P18">A</text:p>
            </table:table-cell>
            <table:table-cell table:style-name="Tabla4.B4" office:value-type="string">
              <text:p text:style-name="P18">B</text:p>
            </table:table-cell>
            <table:table-cell table:style-name="Tabla4.B4" office:value-type="string">
              <text:p text:style-name="P18">C</text:p>
            </table:table-cell>
            <table:table-cell table:style-name="Tabla4.B4" office:value-type="string">
              <text:p text:style-name="P18">D</text:p>
            </table:table-cell>
            <table:table-cell table:style-name="Tabla4.F4" office:value-type="string">
              <text:p text:style-name="P18">E</text:p>
            </table:table-cell>
            <table:table-cell table:style-name="Tabla4.A1" office:value-type="string">
              <text:p text:style-name="P10"/>
            </table:table-cell>
            <table:table-cell table:style-name="Tabla4.A4" office:value-type="string">
              <text:p text:style-name="P24"> </text:p>
            </table:table-cell>
            <table:table-cell table:style-name="Tabla4.B4" office:value-type="string">
              <text:p text:style-name="P18">A</text:p>
            </table:table-cell>
            <table:table-cell table:style-name="Tabla4.B4" office:value-type="string">
              <text:p text:style-name="P18">B</text:p>
            </table:table-cell>
            <table:table-cell table:style-name="Tabla4.B4" office:value-type="string">
              <text:p text:style-name="P18">C</text:p>
            </table:table-cell>
            <table:table-cell table:style-name="Tabla4.B4" office:value-type="string">
              <text:p text:style-name="P18">D</text:p>
            </table:table-cell>
            <table:table-cell table:style-name="Tabla4.F4" office:value-type="string">
              <text:p text:style-name="P18">E</text:p>
            </table:table-cell>
          </table:table-row>
          <table:table-row table:style-name="Tabla4.1">
            <table:table-cell table:style-name="Tabla4.A4" office:value-type="string">
              <text:p text:style-name="P25">1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  <table:table-cell table:style-name="Tabla4.A1" office:value-type="string">
              <text:p text:style-name="P26"/>
            </table:table-cell>
            <table:table-cell table:style-name="Tabla4.A4" office:value-type="string">
              <text:p text:style-name="P25">11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</table:table-row>
          <table:table-row table:style-name="Tabla4.1">
            <table:table-cell table:style-name="Tabla4.A4" office:value-type="string">
              <text:p text:style-name="P25">2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  <table:table-cell table:style-name="Tabla4.A1" office:value-type="string">
              <text:p text:style-name="P26"/>
            </table:table-cell>
            <table:table-cell table:style-name="Tabla4.A4" office:value-type="string">
              <text:p text:style-name="P25">12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</table:table-row>
          <table:table-row table:style-name="Tabla4.1">
            <table:table-cell table:style-name="Tabla4.A4" office:value-type="string">
              <text:p text:style-name="P25">3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  <table:table-cell table:style-name="Tabla4.A1" office:value-type="string">
              <text:p text:style-name="P26"/>
            </table:table-cell>
            <table:table-cell table:style-name="Tabla4.A4" office:value-type="string">
              <text:p text:style-name="P25">13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</table:table-row>
          <table:table-row table:style-name="Tabla4.1">
            <table:table-cell table:style-name="Tabla4.A4" office:value-type="string">
              <text:p text:style-name="P25">4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  <table:table-cell table:style-name="Tabla4.A1" office:value-type="string">
              <text:p text:style-name="P26"/>
            </table:table-cell>
            <table:table-cell table:style-name="Tabla4.A4" office:value-type="string">
              <text:p text:style-name="P25">14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</table:table-row>
          <table:table-row table:style-name="Tabla4.1">
            <table:table-cell table:style-name="Tabla4.A4" office:value-type="string">
              <text:p text:style-name="P25">5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  <table:table-cell table:style-name="Tabla4.A1" office:value-type="string">
              <text:p text:style-name="P26"/>
            </table:table-cell>
            <table:table-cell table:style-name="Tabla4.A4" office:value-type="string">
              <text:p text:style-name="P25">15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</table:table-row>
          <table:table-row table:style-name="Tabla4.1">
            <table:table-cell table:style-name="Tabla4.A4" office:value-type="string">
              <text:p text:style-name="P25">6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  <table:table-cell table:style-name="Tabla4.A1" office:value-type="string">
              <text:p text:style-name="P26"/>
            </table:table-cell>
            <table:table-cell table:style-name="Tabla4.H10" office:value-type="string">
              <text:p text:style-name="P27"/>
            </table:table-cell>
            <table:table-cell table:style-name="Tabla4.H10" office:value-type="string">
              <text:p text:style-name="P26"/>
            </table:table-cell>
            <table:table-cell table:style-name="Tabla4.H10" office:value-type="string">
              <text:p text:style-name="P26"/>
            </table:table-cell>
            <table:table-cell table:style-name="Tabla4.H10" office:value-type="string">
              <text:p text:style-name="P26"/>
            </table:table-cell>
            <table:table-cell table:style-name="Tabla4.H10" office:value-type="string">
              <text:p text:style-name="P26"/>
            </table:table-cell>
            <table:table-cell table:style-name="Tabla4.H10" office:value-type="string">
              <text:p text:style-name="P26"/>
            </table:table-cell>
          </table:table-row>
          <table:table-row table:style-name="Tabla4.1">
            <table:table-cell table:style-name="Tabla4.A4" office:value-type="string">
              <text:p text:style-name="P25">7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  <table:table-cell table:style-name="Tabla4.A1" office:value-type="string">
              <text:p text:style-name="P26"/>
            </table:table-cell>
            <table:table-cell table:style-name="Tabla4.H10" office:value-type="string">
              <text:p text:style-name="P27"/>
            </table:table-cell>
            <table:table-cell table:style-name="Tabla4.H10" office:value-type="string">
              <text:p text:style-name="P26"/>
            </table:table-cell>
            <table:table-cell table:style-name="Tabla4.H10" office:value-type="string">
              <text:p text:style-name="P26"/>
            </table:table-cell>
            <table:table-cell table:style-name="Tabla4.H10" office:value-type="string">
              <text:p text:style-name="P26"/>
            </table:table-cell>
            <table:table-cell table:style-name="Tabla4.H10" office:value-type="string">
              <text:p text:style-name="P26"/>
            </table:table-cell>
            <table:table-cell table:style-name="Tabla4.H10" office:value-type="string">
              <text:p text:style-name="P26"/>
            </table:table-cell>
          </table:table-row>
          <table:table-row table:style-name="Tabla4.1">
            <table:table-cell table:style-name="Tabla4.A4" office:value-type="string">
              <text:p text:style-name="P25">8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  <table:table-cell table:style-name="Tabla4.A1" office:value-type="string">
              <text:p text:style-name="P26"/>
            </table:table-cell>
            <table:table-cell table:style-name="Tabla4.H10" office:value-type="string">
              <text:p text:style-name="P27"/>
            </table:table-cell>
            <table:table-cell table:style-name="Tabla4.H10" office:value-type="string">
              <text:p text:style-name="P26"/>
            </table:table-cell>
            <table:table-cell table:style-name="Tabla4.H10" office:value-type="string">
              <text:p text:style-name="P26"/>
            </table:table-cell>
            <table:table-cell table:style-name="Tabla4.H10" office:value-type="string">
              <text:p text:style-name="P26"/>
            </table:table-cell>
            <table:table-cell table:style-name="Tabla4.H10" office:value-type="string">
              <text:p text:style-name="P26"/>
            </table:table-cell>
            <table:table-cell table:style-name="Tabla4.H10" office:value-type="string">
              <text:p text:style-name="P26"/>
            </table:table-cell>
          </table:table-row>
          <table:table-row table:style-name="Tabla4.1">
            <table:table-cell table:style-name="Tabla4.A4" office:value-type="string">
              <text:p text:style-name="P25">9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  <table:table-cell table:style-name="Tabla4.A1" office:value-type="string">
              <text:p text:style-name="P26"/>
            </table:table-cell>
            <table:table-cell table:style-name="Tabla4.H10" office:value-type="string">
              <text:p text:style-name="P27"/>
            </table:table-cell>
            <table:table-cell table:style-name="Tabla4.H10" office:value-type="string">
              <text:p text:style-name="P26"/>
            </table:table-cell>
            <table:table-cell table:style-name="Tabla4.H10" office:value-type="string">
              <text:p text:style-name="P26"/>
            </table:table-cell>
            <table:table-cell table:style-name="Tabla4.H10" office:value-type="string">
              <text:p text:style-name="P26"/>
            </table:table-cell>
            <table:table-cell table:style-name="Tabla4.H10" office:value-type="string">
              <text:p text:style-name="P26"/>
            </table:table-cell>
            <table:table-cell table:style-name="Tabla4.H10" office:value-type="string">
              <text:p text:style-name="P26"/>
            </table:table-cell>
          </table:table-row>
          <table:table-row table:style-name="Tabla4.1">
            <table:table-cell table:style-name="Tabla4.A4" office:value-type="string">
              <text:p text:style-name="P25">10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  <table:table-cell table:style-name="Tabla4.A1" office:value-type="string">
              <text:p text:style-name="P26"/>
            </table:table-cell>
            <table:table-cell table:style-name="Tabla4.H10" office:value-type="string">
              <text:p text:style-name="P27"/>
            </table:table-cell>
            <table:table-cell table:style-name="Tabla4.H10" office:value-type="string">
              <text:p text:style-name="P26"/>
            </table:table-cell>
            <table:table-cell table:style-name="Tabla4.H10" office:value-type="string">
              <text:p text:style-name="P26"/>
            </table:table-cell>
            <table:table-cell table:style-name="Tabla4.H10" office:value-type="string">
              <text:p text:style-name="P26"/>
            </table:table-cell>
            <table:table-cell table:style-name="Tabla4.H10" office:value-type="string">
              <text:p text:style-name="P26"/>
            </table:table-cell>
            <table:table-cell table:style-name="Tabla4.H10" office:value-type="string">
              <text:p text:style-name="P26"/>
            </table:table-cell>
          </table:table-row>
        </table:table>
        <text:p text:style-name="P28"><text:span text:style-name="T4"/></text:p>
        <text:p text:style-name="P28"><text:span text:style-name="T4">Notas del ex</text:span><text:span text:style-name="T5">ámen:</text:span></text:p>
        <text:p text:style-name="P28"><text:span text:style-name="T6">Coloque su c</text:span><text:span text:style-name="T7">ódigo en números y en los círculos tal y como se indica en el ejemplo. </text:span><text:span text:style-name="T8">Si lo llena incorrectamente no se tendrá en cuenta su respuesta.</text:span></text:p>
        <text:p text:style-name="P29"><text:span text:style-name="T7">Para responder d</text:span><text:span text:style-name="T6">ebe llenar los circulos totalmente preferiblemente con un lapiz oscuro.</text:span></text:p>
        <text:p text:style-name="P30">Nombre(s): _______________________________________</text:p>
        <text:p text:style-name="P30"><draw:custom-shape text:anchor-type="char" draw:z-index="2" draw:name="Ovale 4" draw:style-name="gr1" draw:text-style-name="P2" svg:width="0.3941in" svg:height="0.3941in" svg:x="3.7311in" svg:y="0.4457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" draw:name="Ovale 2" draw:style-name="gr3" draw:text-style-name="P2" svg:width="0.4268in" svg:height="0.4268in" svg:x="-3.5063in" svg:y="0.4598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Apellido(s): _______________________________________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Naskh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Naskh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Naskh Arabic" style:font-family-complex="'Noto Naskh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Droid Sans Devanagari" style:font-family-complex="'Droid Sans Devanagari'" style:font-family-generic-complex="system" style:font-pitch-complex="variable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9839in" fo:margin-bottom="0.7874in" fo:margin-left="0.7874in" fo:margin-right="0.7874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05-16T08:10:00</meta:creation-date>
    <meta:initial-creator>Michela Battauz</meta:initial-creator>
    <dc:language>es-CO</dc:language>
    <meta:print-date>2024-06-04T23:10:06.220037687</meta:print-date>
    <dc:date>2025-04-03T09:53:14.105269490</dc:date>
    <meta:editing-cycles>47</meta:editing-cycles>
    <meta:editing-duration>PT3H29M46S</meta:editing-duration>
    <meta:generator>LibreOffice/25.2.2.2$Linux_X86_64 LibreOffice_project/520$Build-2</meta:generator>
    <meta:printed-by>PDF files</meta:printed-by>
    <meta:document-statistic meta:table-count="4" meta:image-count="0" meta:object-count="0" meta:page-count="1" meta:paragraph-count="283" meta:word-count="342" meta:character-count="765" meta:non-whitespace-character-count="702"/>
    <meta:user-defined meta:name="AppVersion">15.0000</meta:user-defined>
    <meta:template xlink:type="simple" xlink:actuate="onRequest" xlink:title="Normal.dotm" xlink:href=""/>
  </office:meta>
</office:document-meta>
</file>